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ew" svg:font-family="'Times ew'"/>
    <style:font-face style:name="Times new" svg:font-family="'Times new'"/>
    <style:font-face style:name="Times new Roman" svg:font-family="'Times new Roman'" style:font-family-generic="roman"/>
  </office:font-face-decls>
  <office:automatic-styles>
    <style:style style:name="P1" style:family="paragraph" style:parent-style-name="Header">
      <style:text-properties style:font-name="Times new Roman" fo:font-size="10.5pt" style:font-size-asian="10.5pt" style:font-size-complex="10.5pt"/>
    </style:style>
    <style:style style:name="P2" style:family="paragraph" style:parent-style-name="Standard">
      <style:paragraph-properties fo:text-align="start" style:justify-single-word="false" style:writing-mode="lr-tb"/>
    </style:style>
    <style:style style:name="P3" style:family="paragraph" style:parent-style-name="Text_20_body" style:master-page-name="Standard">
      <style:paragraph-properties fo:margin-left="0in" fo:margin-right="0in" fo:margin-top="0in" fo:margin-bottom="0.1665in" style:contextual-spacing="false" fo:line-height="113%" fo:text-align="start" style:justify-single-word="false" fo:orphans="2" fo:widows="2" fo:text-indent="0in" style:auto-text-indent="false" style:page-number="auto" fo:break-before="auto" fo:break-after="auto" fo:keep-with-next="auto" style:writing-mode="lr-tb"/>
      <style:text-properties fo:font-size="10.5pt" officeooo:paragraph-rsid="003f569d" style:font-size-asian="10.5pt" style:font-size-complex="10.5pt"/>
    </style:style>
    <style:style style:name="P4" style:family="paragraph" style:parent-style-name="Text_20_body">
      <style:paragraph-properties fo:margin-left="0in" fo:margin-right="0in" fo:margin-top="0in" fo:margin-bottom="0.1665in" style:contextual-spacing="false" fo:line-height="113%" fo:text-align="start" style:justify-single-word="false" fo:orphans="2" fo:widows="2" fo:text-indent="0in" style:auto-text-indent="false" style:writing-mode="lr-tb"/>
      <style:text-properties fo:font-size="10.5pt" officeooo:paragraph-rsid="003f569d" style:font-size-asian="10.5pt" style:font-size-complex="10.5pt"/>
    </style:style>
    <style:style style:name="P5"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size="10.5pt" style:font-size-asian="10.5pt" style:font-size-complex="10.5pt"/>
    </style:style>
    <style:style style:name="P6"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size="10.5pt" fo:font-weight="bold" style:font-size-asian="10.5pt" style:font-weight-asian="bold" style:font-size-complex="10.5pt" style:font-weight-complex="bold"/>
    </style:style>
    <style:style style:name="P7"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size="10.5pt" fo:font-weight="bold" officeooo:rsid="000ce4c3" officeooo:paragraph-rsid="000ce4c3" style:font-size-asian="10.5pt" style:font-weight-asian="bold" style:font-size-complex="10.5pt" style:font-weight-complex="bold"/>
    </style:style>
    <style:style style:name="P8"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size="10.5pt" fo:font-weight="normal" officeooo:rsid="000ce4c3" officeooo:paragraph-rsid="000ce4c3" style:font-size-asian="10.5pt" style:font-weight-asian="normal" style:font-size-complex="10.5pt" style:font-weight-complex="normal"/>
    </style:style>
    <style:style style:name="T1" style:family="text">
      <style:text-properties fo:color="#1f1f1f" loext:opacity="100%" style:font-name="Times New Roman" fo:font-size="11pt" fo:font-weight="bold" style:font-size-asian="11pt" style:font-weight-asian="bold" style:font-size-complex="11pt" style:font-weight-complex="bold"/>
    </style:style>
    <style:style style:name="T2" style:family="text">
      <style:text-properties fo:color="#1f1f1f" loext:opacity="100%" style:font-name="Times New Roman" fo:font-weight="bold" style:font-weight-asian="bold" style:font-weight-complex="bold"/>
    </style:style>
    <style:style style:name="T3" style:family="text">
      <style:text-properties fo:color="#1f1f1f" loext:opacity="100%"/>
    </style:style>
    <style:style style:name="T4" style:family="text">
      <style:text-properties style:font-name="Times New Roman"/>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officeooo:rsid="000ce4c3" style:font-size-asian="11pt" style:font-weight-asian="bold" style:font-size-complex="11pt" style:font-weight-complex="bold"/>
    </style:style>
    <style:style style:name="T7" style:family="text">
      <style:text-properties style:font-name="Times New Roman" fo:font-size="11pt" fo:font-weight="bold" officeooo:rsid="0010f462" style:font-size-asian="11pt" style:font-weight-asian="bold" style:font-size-complex="11pt" style:font-weight-complex="bold"/>
    </style:style>
    <style:style style:name="T8" style:family="text">
      <style:text-properties style:font-name="Times New Roman" fo:font-size="11pt" style:font-size-asian="11pt" style:font-size-complex="11pt"/>
    </style:style>
    <style:style style:name="T9" style:family="text">
      <style:text-properties style:font-name="Times New Roman" fo:font-size="11pt" officeooo:rsid="000c06f3" style:font-size-asian="11pt" style:font-size-complex="11pt"/>
    </style:style>
    <style:style style:name="T10" style:family="text">
      <style:text-properties style:font-name="Times New Roman" fo:font-size="11pt" officeooo:rsid="000ce4c3" style:font-size-asian="11pt" style:font-size-complex="11pt"/>
    </style:style>
    <style:style style:name="T11" style:family="text">
      <style:text-properties style:font-name="Times New Roman" fo:font-size="11pt" officeooo:rsid="0010830d" style:font-size-asian="11pt" style:font-size-complex="11pt"/>
    </style:style>
    <style:style style:name="T12" style:family="text">
      <style:text-properties style:font-name="Times New Roman" fo:font-size="11pt" officeooo:rsid="0010f462" style:font-size-asian="11pt" style:font-size-complex="11pt"/>
    </style:style>
    <style:style style:name="T13" style:family="text">
      <style:text-properties style:font-name="Times New Roman" fo:font-size="11pt" officeooo:rsid="00124e06" style:font-size-asian="11pt" style:font-size-complex="11pt"/>
    </style:style>
    <style:style style:name="T14" style:family="text">
      <style:text-properties style:font-name="Times New Roman" fo:font-size="11pt" officeooo:rsid="00129b16" style:font-size-asian="11pt" style:font-size-complex="11pt"/>
    </style:style>
    <style:style style:name="T15" style:family="text">
      <style:text-properties style:font-name="Times New Roman" fo:font-size="11pt" officeooo:rsid="001777c2" style:font-size-asian="11pt" style:font-size-complex="11pt"/>
    </style:style>
    <style:style style:name="T16" style:family="text">
      <style:text-properties style:font-name="Times New Roman" fo:font-size="11pt" officeooo:rsid="00377d6a" style:font-size-asian="11pt" style:font-size-complex="11pt"/>
    </style:style>
    <style:style style:name="T17" style:family="text">
      <style:text-properties style:font-name="Times New Roman" officeooo:rsid="000ce4c3"/>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bold" officeooo:rsid="0010f462" style:font-weight-asian="bold" style:font-weight-complex="bold"/>
    </style:style>
    <style:style style:name="T20" style:family="text">
      <style:text-properties style:font-name="Times New Roman" fo:font-weight="bold" officeooo:rsid="000ce4c3" style:font-weight-asian="bold" style:font-weight-complex="bold"/>
    </style:style>
    <style:style style:name="T21" style:family="text">
      <style:text-properties style:font-name="Times New Roman" officeooo:rsid="0010830d"/>
    </style:style>
    <style:style style:name="T22" style:family="text">
      <style:text-properties style:font-name="Times New Roman" officeooo:rsid="0010f462"/>
    </style:style>
    <style:style style:name="T23" style:family="text">
      <style:text-properties style:font-name="Times New Roman" officeooo:rsid="00124e06"/>
    </style:style>
    <style:style style:name="T24" style:family="text">
      <style:text-properties style:font-name="Times New Roman" officeooo:rsid="000c06f3"/>
    </style:style>
    <style:style style:name="T25" style:family="text">
      <style:text-properties style:font-name="Times New Roman" officeooo:rsid="00377d6a"/>
    </style:style>
    <style:style style:name="T26" style:family="text">
      <style:text-properties style:font-name="Times New Roman" officeooo:rsid="00129b16"/>
    </style:style>
    <style:style style:name="T27" style:family="text">
      <style:text-properties style:font-name="Times New Roman" officeooo:rsid="001777c2"/>
    </style:style>
    <style:style style:name="T28" style:family="text">
      <style:text-properties style:font-name="Times New Roman" officeooo:rsid="0064d5b0"/>
    </style:style>
    <style:style style:name="T29" style:family="text">
      <style:text-properties style:font-name="Times New Roman" officeooo:rsid="006655ac"/>
    </style:style>
    <style:style style:name="T30" style:family="text">
      <style:text-properties officeooo:rsid="003c0a4a"/>
    </style:style>
    <style:style style:name="Sect1" style:family="section">
      <style:section-properties style:writing-mode="lr-tb"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text:span text:style-name="T2">Hardware and Firmware Enhancements</text:span></text:p>
        <text:p text:style-name="P4"><text:span text:style-name="T4">The integration of the Center of Pressure platform is a key addition to the system. The user now utilizes a rigid metal board that acts as a controller to measure stability and balance throughout the session. The microcontroller firmware utilizes four analog-to-digital converters to acquire raw weight data from load cells. This data is filtered to reject abnormal spikes based on historical readings, and the Center of Pressure is calculated locally using normalized differentials, </text:span><text:span text:style-name="T17">then displayed with a following trail. </text:span></text:p>
        <text:p text:style-name="P5"><text:span text:style-name="T18">Threading </text:span><text:span text:style-name="T19">and Background Processes</text:span></text:p>
        <text:p text:style-name="P5"><text:span text:style-name="T4">Taking advantage of a threaded architecture, the application ingests this data into a queue, associating it with timestamped angle measurements. The LEGARD system is now a true dual-input system, simultaneously processing balance data from proprietary firmware and motion data from the </text:span><text:span text:style-name="T21">gyroscope</text:span><text:span text:style-name="T4"> angle sensor. There has been a massive technical leap in handling I/O operations. The old approach relied on blocking calls which often froze the UI during sensor reads. The new approach utilizes dedicated background processes to pass data from hardware threads to the UI/Logic thread, preventing any interface freezes. </text:span></text:p>
        <text:p text:style-name="P6"><text:span text:style-name="T22">App </text:span><text:span text:style-name="T4">Architecture </text:span></text:p>
        <text:p text:style-name="P5"><text:span text:style-name="T22">The project has successfully transitioned from a rigid, procedural script to a modular, object-oriented, multi-threaded application. The new architecture separates the user interface from hardware operations and business logic, resulting in a stable, scalable, and maintainable codebase.</text:span></text:p>
        <text:p text:style-name="P5"><text:span text:style-name="T18">Algorithm and Logic</text:span></text:p>
        <text:p text:style-name="P5"><text:span text:style-name="T4">We have shifted from using physical limit switches to set exercise difficulty to an adaptive algorithm based on continuous angle sensor data. The logic for detecting repetitions </text:span><text:span text:style-name="T23">and calibration </text:span><text:span text:style-name="T4">has moved from </text:span><text:span text:style-name="T23">limit switche</text:span><text:span text:style-name="T28">s</text:span><text:span text:style-name="T4"> triggers to advanced sensor data processing. A state machine now governs the routine, intelligently detecting the start, peak, and return </text:span><text:span text:style-name="T23">of the users stretches</text:span><text:span text:style-name="T4">. The noisy raw data is filtered, and graphical displays apply moving averages to ensure smooth lines that glide across the screen.</text:span></text:p>
        <text:p text:style-name="P5"><text:span text:style-name="T18">Data Logging and Analysis</text:span></text:p>
        <text:p text:style-name="P5"><text:span text:style-name="T4">Unstructured .txt logging has been replaced by structured .csv logging with proper headers (Set, Time, Angle, Velocity). A newly </text:span><text:span text:style-name="T24">improved</text:span><text:span text:style-name="T4"> </text:span><text:span text:style-name="T24">history section</text:span><text:span text:style-name="T4"> parses these .</text:span><text:span text:style-name="T25">csv’</text:span><text:span text:style-name="T4">s to render interactive graphs for </text:span><text:span text:style-name="T26">Center of Pressure </text:span><text:span text:style-name="T4">and </text:span><text:span text:style-name="T26">a</text:span><text:span text:style-name="T4">ngle over time. This feature includes a timeline scrubbing tool, allowing users to click and drag to review specific moments in a session. This enables </text:span><text:span text:style-name="T24">a far more detailed</text:span><text:span text:style-name="T4"> post-workout analytics, including metrics for “Average Velocity per Session” and “Average Maximum Angle per Session.”</text:span></text:p>
        <text:p text:style-name="P7"><text:span text:style-name="T4">Other UI Improvements </text:span></text:p>
        <text:p text:style-name="P8"><text:span text:style-name="T4">What once required halting the program, editing the Python source code, and restarting for any small change in hardware, user environment, or sensor behavior is now handled seamlessly via the settings menu. </text:span><text:span text:style-name="T29">Ranging from e</text:span><text:span text:style-name="T4">verything from the connection to the Center of Pressure hardware to the rep counting sensitivity. Furthermore, the user's PIN is now encrypted, guaranteeing confidential access to </text:span><text:span text:style-name="T28">overall</text:span><text:span text:style-name="T4"> analytics data.</text:span></text:p>
        <text:p text:style-name="P5"><text:span text:style-name="T18">Conclusio</text:span><text:span text:style-name="T20">n</text:span></text:p>
        <text:p text:style-name="P5"><text:span text:style-name="T4">The system now functions as</text:span><text:span text:style-name="T17"> an exercise assistant</text:span><text:span text:style-name="T4">. It does not just report how many reps were performed, it illustrates how well they were performed, </text:span><text:span text:style-name="T17">both during the routine and </text:span><text:span text:style-name="T27">over time</text:span><text:span text:style-name="T4">. By decoupling the user interface from hardware operations and introducing visual feedback loops, the app has become a stable, scalable, and highly interactive tool for bio-feedback</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ew" svg:font-family="'Times ew'"/>
    <style:font-face style:name="Times new" svg:font-family="'Times new'"/>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Times new Roman" fo:font-size="10.5pt" style:font-size-asian="10.5pt" style:font-size-complex="10.5pt"/>
    </style:style>
    <style:style style:name="MT1" style:family="text">
      <style:text-properties officeooo:rsid="003c0a4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GARD </text:span>FY2024 Gap Fund Award Progress Summary and Accomplishment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1T20:47:53</meta:creation-date>
    <dc:language>en-US</dc:language>
    <dc:date>2025-11-22T11:06:48.802772882</dc:date>
    <meta:editing-cycles>17</meta:editing-cycles>
    <meta:editing-duration>PT2H25M41S</meta:editing-duration>
    <meta:generator>LibreOffice/24.2.7.2$Linux_X86_64 LibreOffice_project/420$Build-2</meta:generator>
    <meta:document-statistic meta:table-count="0" meta:image-count="0" meta:object-count="0" meta:page-count="1" meta:paragraph-count="15" meta:word-count="516" meta:character-count="3480" meta:non-whitespace-character-count="2975"/>
    <meta:user-defined meta:name="AppVersion">15.0000</meta:user-defined>
  </office:meta>
</office:document-meta>
</file>